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roid Sans Fallback1" svg:font-family="'Droid Sans Fallback'" style:font-pitch="variable"/>
    <style:font-face style:name="Noto Sans Devanagari2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Noto Sans Bassa Vah" svg:font-family="'Noto Sans Bassa Vah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style:font-name="Noto Sans Bassa Vah" fo:font-size="18pt" style:font-size-asian="18pt" style:font-name-complex="Noto Sans Bassa Vah" style:font-size-complex="18pt" fo:background-color="#ffff00"/>
    </style:style>
    <style:style style:name="P3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</text:p>
      <text:p text:style-name="Standard">TEST</text:p>
      <text:p text:style-name="P1">test</text:p>
      <text:p text:style-name="P1"/>
      <text:p text:style-name="P1"/>
      <text:p text:style-name="P2">test te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roid Sans Fallback1" svg:font-family="'Droid Sans Fallback'" style:font-pitch="variable"/>
    <style:font-face style:name="Noto Sans Devanagari2" svg:font-family="'Noto Sans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Noto Sans Bassa Vah" svg:font-family="'Noto Sans Bassa Vah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9:43:04.427180200</meta:creation-date>
    <dc:date>2019-01-28T09:44:02.157239900</dc:date>
    <meta:editing-cycles>1</meta:editing-cycles>
    <meta:editing-duration>PT58S</meta:editing-duration>
    <meta:document-statistic meta:table-count="0" meta:image-count="0" meta:object-count="0" meta:page-count="1" meta:paragraph-count="4" meta:word-count="6" meta:character-count="26" meta:non-whitespace-character-count="24"/>
    <meta:generator>LibreOffice/6.1.4.2$Linux_X86_64 LibreOffice_project/10$Build-2</meta:generator>
  </office:meta>
</office:document-meta>
</file>